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676"/>
    </style:style>
    <style:style style:name="P2" style:family="paragraph" style:parent-style-name="Standard">
      <style:text-properties fo:language="ru" fo:country="RU" officeooo:rsid="00010676" officeooo:paragraph-rsid="00010676"/>
    </style:style>
    <style:style style:name="P3" style:family="paragraph" style:parent-style-name="Standard">
      <style:paragraph-properties fo:break-before="page"/>
      <style:text-properties officeooo:paragraph-rsid="00010676"/>
    </style:style>
    <style:style style:name="P4" style:family="paragraph" style:parent-style-name="Title">
      <style:text-properties officeooo:paragraph-rsid="00010676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">Министерство образования и науки Российской Федерации</text:span></text:p>
      <text:p text:style-name="P4"><text:span text:style-name="Strong">Федеральное государственное бюджетное образовательное учреждение <text:s/>высшего образования</text:span></text:p>
      <text:p text:style-name="P4"><text:span text:style-name="Strong">«Кузбасский государственный технический университет </text:span></text:p>
      <text:p text:style-name="P4"><text:span text:style-name="Strong">имени Т.Ф. Горбачёва»</text:span></text:p>
      <text:p text:style-name="P4"/>
      <text:p text:style-name="P4"/>
      <text:p text:style-name="P4"><text:span text:style-name="Strong">Кафедра </text:span><text:span text:style-name="Strong"><text:span text:style-name="T1">информационных</text:span></text:span><text:span text:style-name="Strong"> и автоматизированных производственных систем.</text:span></text:p>
      <text:p text:style-name="P4"><text:span text:style-name="Strong">Отчёт по</text:span></text:p>
      <text:p text:style-name="P4"><text:span text:style-name="Strong"><text:span text:style-name="T2">лабораторной работе</text:span></text:span></text:p>
      <text:p text:style-name="P4"><text:span text:style-name="Strong">«Файлы наборов данных и их обработка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ыполнил ст. группы ИТб-201</text:p>
      <text:p text:style-name="P1">Хохлов А.Ю.</text:p>
      <text:p text:style-name="P1">Преподаватель</text:p>
      <text:p text:style-name="P2">Протодьяконов А.В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3-17T10:23:44.712000000</dc:date>
    <meta:editing-duration>PT1H12M4S</meta:editing-duration>
    <meta:editing-cycles>1</meta:editing-cycles>
    <meta:document-statistic meta:table-count="0" meta:image-count="0" meta:object-count="0" meta:page-count="2" meta:paragraph-count="12" meta:word-count="45" meta:character-count="411" meta:non-whitespace-character-count="376"/>
  </office:meta>
</office:document-meta>
</file>